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5"><text:span text:style-name="T13">do text if not len(self.getNotaryContact()) &gt; 1</text:span></text:p><text:p text:style-name="P5"><text:span text:style-name="T9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5"><text:span text:style-name="T13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2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 de demande de pai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5"><text:span text:style-name="T10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<text:span text:style-name="T3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certificat d'urbanisme n°1, nous vous invitons à verser dans les meilleurs délais la somme de :</text:p>
      <text:p text:style-name="UrbanBody">40€ (Certificat d'urbanisme 1)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5:55:46</dc:date>
    <dc:language>fr-FR</dc:language>
    <meta:editing-cycles>154</meta:editing-cycles>
    <meta:editing-duration>P2DT6H10M16S</meta:editing-duration>
    <dc:creator>Simon Delcourt</dc:creator>
    <meta:document-statistic meta:table-count="0" meta:image-count="0" meta:object-count="0" meta:page-count="1" meta:paragraph-count="22" meta:word-count="146" meta:character-count="1311" meta:non-whitespace-character-count="1200"/>
    <meta:user-defined meta:name="Info 1"/>
    <meta:user-defined meta:name="Info 2"/>
    <meta:user-defined meta:name="Info 3"/>
    <meta:user-defined meta:name="Info 4"/>
  </office:meta>
</office:document-meta>
</file>